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08b26d" officeooo:paragraph-rsid="0008b26d"/>
    </style:style>
    <style:style style:name="P2" style:family="paragraph" style:parent-style-name="Text_20_body">
      <style:text-properties officeooo:rsid="0008b26d" officeooo:paragraph-rsid="0008b26d"/>
    </style:style>
    <style:style style:name="T1" style:family="text">
      <style:text-properties officeooo:rsid="000b62c4"/>
    </style:style>
    <style:style style:name="T2" style:family="text">
      <style:text-properties officeooo:rsid="000aabf5"/>
    </style:style>
    <style:style style:name="T3" style:family="text">
      <style:text-properties officeooo:rsid="000c3b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ST HAVES vor Aufhängung</text:p>
      <text:p text:style-name="P2"/>
      <text:p text:style-name="P2">- /wasistdas Sticker auf Gerät → <text:span text:style-name="T1">seb</text:span></text:p>
      <text:p text:style-name="P2"><text:tab/><text:span text:style-name="T1">selbstgedruckter Sticker </text:span></text:p>
      <text:p text:style-name="P2">- 5 Geräte zu Ende löten → <text:span text:style-name="T1">Gemeinsam vor Ort</text:span></text:p>
      <text:p text:style-name="P2">- 5 Geräte zusammenbauen → <text:span text:style-name="T2">gemeinsam vor Ort</text:span></text:p>
      <text:p text:style-name="P2"><text:tab/>Festmachung im Gehäuse noch nicht final</text:p>
      <text:p text:style-name="P2"><text:tab/><text:span text:style-name="T1">Löcher bohren um PCB ans Gehäuse anzubringen</text:span></text:p>
      <text:p text:style-name="P2">- Firmware abschließen → <text:span text:style-name="T2">seb</text:span></text:p>
      <text:p text:style-name="P2">- 5 Geräte anlegen und flashen → <text:span text:style-name="T1">seb</text:span></text:p>
      <text:p text:style-name="P2"><text:tab/><text:span text:style-name="T1">besser paar mehr</text:span></text:p>
      <text:p text:style-name="P2"><text:tab/><text:span text:style-name="T1">Device ID sticker</text:span></text:p>
      <text:p text:style-name="P2">- <text:span text:style-name="T2">Texte auf Homepage v1 → seb macht Vorschlag</text:span></text:p>
      <text:p text:style-name="P2">- <text:span text:style-name="T2">Website live setzen</text:span></text:p>
      <text:p text:style-name="P2"><text:tab/><text:span text:style-name="T2">Zeitlich unabhängig, → Daniel alleine</text:span></text:p>
      <text:p text:style-name="P2">- <text:span text:style-name="T3">Prototyp finalisieren → Daniel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9T20:31:30.139944000</meta:creation-date>
    <dc:date>2025-07-29T21:23:12.995902300</dc:date>
    <meta:editing-duration>PT5M13S</meta:editing-duration>
    <meta:editing-cycles>1</meta:editing-cycles>
    <meta:document-statistic meta:table-count="0" meta:image-count="0" meta:object-count="0" meta:page-count="1" meta:paragraph-count="15" meta:word-count="86" meta:character-count="495" meta:non-whitespace-character-count="417"/>
    <meta:generator>LibreOffice/25.2.4.3$Windows_X86_64 LibreOffice_project/33e196637044ead23f5c3226cde09b47731f7e27</meta:generator>
  </office:meta>
</office:document-meta>
</file>